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3$Win32 OpenOffice.org_project/4113m1$Build-9810</meta:generator>
    <meta:initial-creator>mariia khanas</meta:initial-creator>
    <meta:creation-date>2023-01-16T21:00:46.09</meta:creation-date>
    <dc:creator>mariia khanas</dc:creator>
    <dc:date>2023-02-20T20:22:14.85</dc:date>
    <meta:editing-cycles>1</meta:editing-cycles>
    <meta:editing-duration>PT2M51S</meta:editing-duration>
    <meta:document-statistic meta:table-count="0" meta:image-count="0" meta:object-count="0" meta:page-count="1" meta:paragraph-count="1" meta:word-count="1" meta:character-count="5"/>
  </office:meta>
</office:document-meta>
</file>